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officeooo:rsid="00306f46" officeooo:paragraph-rsid="00306f46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style:font-name="Times New Roman" officeooo:paragraph-rsid="0034a06f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74f55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8bd42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2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3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25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6" style:family="paragraph" style:parent-style-name="Standard" style:list-style-name="L7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8" style:family="paragraph" style:parent-style-name="Standard" style:list-style-name="L8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30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26e8b" officeooo:paragraph-rsid="00626e8b" style:font-size-asian="14pt" style:font-size-complex="14pt"/>
    </style:style>
    <style:style style:name="P31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4c349" officeooo:paragraph-rsid="0064c349" style:font-size-asian="14pt" style:font-size-complex="14pt"/>
    </style:style>
    <style:style style:name="P32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9c428" officeooo:paragraph-rsid="0069c428" style:font-size-asian="14pt" style:font-size-complex="14pt"/>
    </style:style>
    <style:style style:name="P3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da7b3" officeooo:paragraph-rsid="006da7b3" style:font-size-asian="14pt" style:font-size-complex="14pt"/>
    </style:style>
    <style:style style:name="P3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c4ec3" officeooo:paragraph-rsid="005c4ec3" style:font-size-asian="14pt" style:font-size-complex="14pt"/>
    </style:style>
    <style:style style:name="P3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c4ec3" style:font-size-asian="14pt" style:font-size-complex="14pt"/>
    </style:style>
    <style:style style:name="P3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c4ec3" style:font-size-asian="14pt" style:font-size-complex="14pt"/>
    </style:style>
    <style:style style:name="P3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3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3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4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a4de9" officeooo:paragraph-rsid="004a4de9" style:font-size-asian="14pt" style:font-size-complex="14pt"/>
    </style:style>
    <style:style style:name="P4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4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4d562d" style:font-size-asian="14pt" style:font-size-complex="14pt"/>
    </style:style>
    <style:style style:name="P4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1d03a" style:font-size-asian="14pt" style:font-size-complex="14pt"/>
    </style:style>
    <style:style style:name="P4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714902" style:font-size-asian="14pt" style:font-size-complex="14pt"/>
    </style:style>
    <style:style style:name="P4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3b368" officeooo:paragraph-rsid="0053b368" style:font-size-asian="14pt" style:font-size-complex="14pt"/>
    </style:style>
    <style:style style:name="P4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6e32f" officeooo:paragraph-rsid="0056e32f" style:font-size-asian="14pt" style:font-size-complex="14pt"/>
    </style:style>
    <style:style style:name="P4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1494b" officeooo:paragraph-rsid="0061494b" style:font-size-asian="14pt" style:font-size-complex="14pt"/>
    </style:style>
    <style:style style:name="P4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4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e0052" officeooo:paragraph-rsid="005e0052" style:font-size-asian="14pt" style:font-size-complex="14pt"/>
    </style:style>
    <style:style style:name="P5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ff020" officeooo:paragraph-rsid="006ff020" style:font-size-asian="14pt" style:font-size-complex="14pt"/>
    </style:style>
    <style:style style:name="P5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14902" officeooo:paragraph-rsid="00714902" style:font-size-asian="14pt" style:font-size-complex="14pt"/>
    </style:style>
    <style:style style:name="P5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0ccf" officeooo:paragraph-rsid="00730ccf" style:font-size-asian="14pt" style:font-size-complex="14pt"/>
    </style:style>
    <style:style style:name="P5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dc31" officeooo:paragraph-rsid="0073dc31" style:font-size-asian="14pt" style:font-size-complex="14pt"/>
    </style:style>
    <style:style style:name="P5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68035" officeooo:paragraph-rsid="00768035" style:font-size-asian="14pt" style:font-size-complex="14pt"/>
    </style:style>
    <style:style style:name="P55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7e213" officeooo:paragraph-rsid="0077e213" style:font-size-asian="14pt" style:font-size-complex="14pt"/>
    </style:style>
    <style:style style:name="P56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c87e9" officeooo:paragraph-rsid="007c87e9" style:font-size-asian="14pt" style:font-size-complex="14pt"/>
    </style:style>
    <style:style style:name="P57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dbbed" officeooo:paragraph-rsid="007dbbed" style:font-size-asian="14pt" style:font-size-complex="14pt"/>
    </style:style>
    <style:style style:name="P5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paragraph-rsid="0039da35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6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63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6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66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67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02e6" officeooo:paragraph-rsid="003f02e6" style:font-size-asian="14pt" style:font-size-complex="14pt"/>
    </style:style>
    <style:style style:name="P68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58dd" officeooo:paragraph-rsid="003f58dd" style:font-size-asian="14pt" style:font-size-complex="14pt"/>
    </style:style>
    <style:style style:name="P69" style:family="paragraph" style:parent-style-name="Standard" style:list-style-name="L1">
      <style:paragraph-properties fo:line-height="150%" fo:text-align="justify" style:justify-single-word="false"/>
      <style:text-properties fo:color="#ff0000" loext:opacity="100%" officeooo:rsid="00337712" officeooo:paragraph-rsid="00337712"/>
    </style:style>
    <style:style style:name="P70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71" style:family="paragraph" style:parent-style-name="Standard" style:list-style-name="L7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74d127" officeooo:paragraph-rsid="0074d127" style:font-size-asian="14pt" style:font-size-complex="14pt"/>
    </style:style>
    <style:style style:name="P72" style:family="paragraph" style:parent-style-name="Standard" style:list-style-name="L9">
      <style:paragraph-properties fo:line-height="150%" fo:text-align="justify" style:justify-single-word="false"/>
      <style:text-properties fo:color="#00a933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officeooo:rsid="00330a62" style:font-size-asian="14pt" style:font-size-complex="14pt"/>
    </style:style>
    <style:style style:name="T9" style:family="text">
      <style:text-properties style:font-name="Times New Roman" fo:font-size="14pt" fo:language="ru" fo:country="RU" officeooo:rsid="001f1184" style:font-size-asian="14pt" style:font-size-complex="14pt"/>
    </style:style>
    <style:style style:name="T10" style:family="text">
      <style:text-properties style:font-name="Times New Roman" fo:font-size="14pt" fo:language="ru" fo:country="RU" officeooo:rsid="002be8cb" style:font-size-asian="14pt" style:font-size-complex="14pt"/>
    </style:style>
    <style:style style:name="T11" style:family="text">
      <style:text-properties style:font-name="Times New Roman" fo:font-size="14pt" fo:language="ru" fo:country="RU" officeooo:rsid="0022d6e4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c4ec3"/>
    </style:style>
    <style:style style:name="T14" style:family="text">
      <style:text-properties officeooo:rsid="0034a06f"/>
    </style:style>
    <style:style style:name="T15" style:family="text">
      <style:text-properties officeooo:rsid="0022d6e4"/>
    </style:style>
    <style:style style:name="T16" style:family="text">
      <style:text-properties officeooo:rsid="0038bd42"/>
    </style:style>
    <style:style style:name="T17" style:family="text">
      <style:text-properties fo:color="#00a933" loext:opacity="100%"/>
    </style:style>
    <style:style style:name="T18" style:family="text">
      <style:text-properties fo:color="#00a933" loext:opacity="100%" officeooo:rsid="005813f7"/>
    </style:style>
    <style:style style:name="T19" style:family="text">
      <style:text-properties fo:color="#00a933" loext:opacity="100%" officeooo:rsid="005c4ec3"/>
    </style:style>
    <style:style style:name="T20" style:family="text">
      <style:text-properties fo:color="#00a933" loext:opacity="100%" officeooo:rsid="005e0052"/>
    </style:style>
    <style:style style:name="T21" style:family="text">
      <style:text-properties officeooo:rsid="0059c020"/>
    </style:style>
    <style:style style:name="T22" style:family="text">
      <style:text-properties officeooo:rsid="005b9677"/>
    </style:style>
    <style:style style:name="T23" style:family="text">
      <style:text-properties officeooo:rsid="005c4ec3"/>
    </style:style>
    <style:style style:name="T24" style:family="text">
      <style:text-properties officeooo:rsid="00631d78"/>
    </style:style>
    <style:style style:name="T25" style:family="text">
      <style:text-properties officeooo:rsid="0066a08c"/>
    </style:style>
    <style:style style:name="T26" style:family="text">
      <style:text-properties fo:color="#81d41a" loext:opacity="100%" officeooo:rsid="0059c020"/>
    </style:style>
    <style:style style:name="T27" style:family="text">
      <style:text-properties officeooo:rsid="006da7b3"/>
    </style:style>
    <style:style style:name="T28" style:family="text">
      <style:text-properties officeooo:rsid="006de62b"/>
    </style:style>
    <style:style style:name="T29" style:family="text">
      <style:text-properties officeooo:rsid="00714902"/>
    </style:style>
    <style:style style:name="T30" style:family="text">
      <style:text-properties officeooo:rsid="0073dc31"/>
    </style:style>
    <style:style style:name="T31" style:family="text">
      <style:text-properties officeooo:rsid="007a2f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0611014" text:style-name="L1">
        <text:list-item>
          <text:p text:style-name="P12">Общие сведения.</text:p>
          <text:p text:style-name="P16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16"/>
        </text:list-item>
        <text:list-item>
          <text:p text:style-name="P13">Цели и назначения создания автоматизированной системы <text:span text:style-name="T2">(программного модуля) <text:s/></text:span><text:span text:style-name="T15">продаж и предоставления услуг.</text:span></text:p>
          <text:p text:style-name="P17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7"/>
          <text:p text:style-name="P18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4234873059" text:style-name="L2">
        <text:list-item>
          <text:list>
            <text:list-item>
              <text:p text:style-name="P60">выполнение заказа;</text:p>
            </text:list-item>
            <text:list-item>
              <text:p text:style-name="P61">управление продажами;</text:p>
            </text:list-item>
            <text:list-item>
              <text:p text:style-name="P62">управление услугами.</text:p>
            </text:list-item>
          </text:list>
        </text:list-item>
      </text:list>
      <text:p text:style-name="P10"/>
      <text:list xml:id="list123323157260007" text:continue-numbering="true" text:style-name="L2">
        <text:list-header>
          <text:p text:style-name="P63">Программный модуль <text:span text:style-name="T15">продаж и предоставления услуг</text:span> создаётся с целью:</text:p>
          <text:list text:continue-numbering="true">
            <text:list-item>
              <text:p text:style-name="P64">повышение качества (полноты, точности, достоверности, своевременности) информации;</text:p>
            </text:list-item>
            <text:list-item>
              <text:p text:style-name="P64">создание единой системы отчётности по показателям деятельности;</text:p>
            </text:list-item>
            <text:list-item>
              <text:p text:style-name="P64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64">облегчения работы с клиентами.</text:p>
            </text:list-item>
          </text:list>
        </text:list-header>
      </text:list>
      <text:p text:style-name="P11"/>
      <text:p text:style-name="P11"/>
      <text:p text:style-name="P11"/>
      <text:p text:style-name="P11"/>
      <text:p text:style-name="P11"/>
      <text:list xml:id="list123323141669518" text:continue-list="list1260611014" text:style-name="L1">
        <text:list-item>
          <text:p text:style-name="P14"><text:soft-page-break/>Характеристика <text:span text:style-name="T16">программного модуля </text:span><text:span text:style-name="T15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2"/>
      <text:list xml:id="list123323003060386" text:continue-numbering="true" text:style-name="L1">
        <text:list-item>
          <text:p text:style-name="P14">Требования к автоматизированной системе <text:span text:style-name="T2">(программному модулю) <text:s/></text:span><text:span text:style-name="T15">продаж и предоставления услуг.</text:span></text:p>
          <text:p text:style-name="P19">Программный модуль должен поддерживать следующие режимы функционирования:</text:p>
        </text:list-item>
      </text:list>
      <text:list xml:id="list4293323600" text:style-name="L3">
        <text:list-item>
          <text:list>
            <text:list-item>
              <text:p text:style-name="P20">Основной режим программного модуля, в котором подсистемы выполняют базовый набор функций;</text:p>
            </text:list-item>
            <text:list-item>
              <text:p text:style-name="P20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123322162598702" text:continue-list="list123323003060386" text:style-name="L1">
        <text:list-item>
          <text:p text:style-name="P59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1">продаж и предоставления услуг</text:span><text:span text:style-name="T10">.</text:span></text:p>
          <text:p text:style-name="P69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3102612896" text:style-name="L4">
        <text:list-item>
          <text:p text:style-name="P70">Проектирование. Разработка эскизного проекта. Разработка технического проекта (продолжительность — Х месяца).</text:p>
        </text:list-item>
        <text:list-item>
          <text:p text:style-name="P70">Разработка рабочей документации. Адаптация программ (продолжительность — У месяцев)</text:p>
        </text:list-item>
        <text:list-item>
          <text:p text:style-name="P70">Ввод в действие (продолжительность — Г месяцев).</text:p>
          <text:p text:style-name="P70"/>
        </text:list-item>
      </text:list>
      <text:p text:style-name="P2"/>
      <text:p text:style-name="P2"><text:soft-page-break/></text:p>
      <text:list xml:id="list123323253818899" text:continue-list="list123322162598702" text:style-name="L1">
        <text:list-item>
          <text:p text:style-name="P14">Порядок разработки автоматизированной системы <text:span text:style-name="T2">(программного модуля) </text:span><text:span text:style-name="T15">продаж и предоставления услуг.</text:span></text:p>
          <text:list>
            <text:list-item>
              <text:p text:style-name="P21">Виды и объём испытаний системы</text:p>
            </text:list-item>
          </text:list>
        </text:list-item>
      </text:list>
      <text:list xml:id="list2451533544" text:style-name="L5">
        <text:list-item>
          <text:list>
            <text:list-item>
              <text:list>
                <text:list-item>
                  <text:p text:style-name="P22">Предварительные испытания</text:p>
                </text:list-item>
                <text:list-item>
                  <text:p text:style-name="P22">Опытная эксплуатация</text:p>
                </text:list-item>
                <text:list-item>
                  <text:p text:style-name="P22">Приёмочные испытания</text:p>
                </text:list-item>
              </text:list>
            </text:list-item>
          </text:list>
        </text:list-item>
      </text:list>
      <text:list xml:id="list123322455992263" text:continue-list="list123323253818899" text:style-name="L1">
        <text:list-item>
          <text:list>
            <text:list-item>
              <text:p text:style-name="P21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6">Стадия испытаний</text:p>
          </table:table-cell>
          <table:table-cell table:style-name="Таблица2.A1" office:value-type="string">
            <text:p text:style-name="P6">Участники испытаний</text:p>
          </table:table-cell>
          <table:table-cell table:style-name="Таблица2.A1" office:value-type="string">
            <text:p text:style-name="P6">Место и срок проведения</text:p>
          </table:table-cell>
          <table:table-cell table:style-name="Таблица2.A1" office:value-type="string">
            <text:p text:style-name="P6">Порядок согласования документации</text:p>
          </table:table-cell>
          <table:table-cell table:style-name="Таблица2.E1" office:value-type="string">
            <text:p text:style-name="P6">Статус приёмочной комиссии</text:p>
          </table:table-cell>
        </table:table-row>
        <table:table-row>
          <table:table-cell table:style-name="Таблица2.A2" office:value-type="string">
            <text:p text:style-name="P6">Предварительные испытания</text:p>
          </table:table-cell>
          <table:table-cell table:style-name="Таблица2.A2" office:value-type="string">
            <text:p text:style-name="P6">Организация Заказчика и Разработчика</text:p>
          </table:table-cell>
          <table:table-cell table:style-name="Таблица2.A2" office:value-type="string">
            <text:p text:style-name="P6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8">Проведение предварительных испытаний. Фиксирование выявленных неполадок в Протоколе испытаний.</text:p>
            <text:p text:style-name="P8">Устранение выявленных неполадок. Принятие решения о возможности передачи программного модуля в опытную эксплуатаци.</text:p>
            <text:p text:style-name="P8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6">Экспертная группа</text:p>
          </table:table-cell>
        </table:table-row>
        <table:table-row>
          <table:table-cell table:style-name="Таблица2.A2" office:value-type="string">
            <text:p text:style-name="P8">Опытная эксплуатация</text:p>
          </table:table-cell>
          <table:table-cell table:style-name="Таблица2.A2" office:value-type="string">
            <text:p text:style-name="P8">Организации Заказчика и Разработчкиа</text:p>
          </table:table-cell>
          <table:table-cell table:style-name="Таблица2.A2" office:value-type="string">
            <text:p text:style-name="P7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8">Проведение опытной эксплуатации. Фиксирование выявленных неполадок в Протоколе испытаний.</text:p>
            <text:p text:style-name="P8"><text:soft-page-break/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8">Группа тестирования</text:p>
          </table:table-cell>
        </table:table-row>
        <table:table-row>
          <table:table-cell table:style-name="Таблица2.A2" office:value-type="string">
            <text:p text:style-name="P8">Приёмочные испытания</text:p>
          </table:table-cell>
          <table:table-cell table:style-name="Таблица2.A2" office:value-type="string">
            <text:p text:style-name="P8">Организации Заказчика и Разработчика</text:p>
          </table:table-cell>
          <table:table-cell table:style-name="Таблица2.A2" office:value-type="string">
            <text:p text:style-name="P5"><text:span text:style-name="T14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9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9">Составление и подписание Акта о завершении приёмочных испытаний по передаче программного <text:soft-page-break/>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8"/>
          </table:table-cell>
        </table:table-row>
      </table:table>
      <text:p text:style-name="P3"/>
      <text:p text:style-name="P2"/>
      <text:list xml:id="list123323330343817" text:continue-numbering="true" text:style-name="L1">
        <text:list-item>
          <text:p text:style-name="P14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5">продаж и предоставления услуг</text:span> в действие.</text:p>
          <text:p text:style-name="P65">В перечень основных мероприятий включают:</text:p>
        </text:list-item>
      </text:list>
      <text:list xml:id="list3378393080" text:style-name="L6">
        <text:list-item>
          <text:p text:style-name="P66">Технические мероприятия;</text:p>
          <text:list>
            <text:list-item>
              <text:p text:style-name="P67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67">осуществлена установка необходимого программного модуля;</text:p>
            </text:list-item>
            <text:list-item>
              <text:p text:style-name="P67">организованно необходимое сетевое взаимодействие.</text:p>
            </text:list-item>
          </text:list>
        </text:list-item>
        <text:list-item>
          <text:p text:style-name="P66">Организационные мероприятия;</text:p>
          <text:list>
            <text:list-item>
              <text:p text:style-name="P68">организация доступа к базам данных источников;</text:p>
            </text:list-item>
            <text:list-item>
              <text:p text:style-name="P68">определение регламента информирования об изменениях структур систем-источников;</text:p>
            </text:list-item>
            <text:list-item>
              <text:p text:style-name="P23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</text:list>
      <text:p text:style-name="Text_20_body"><text:line-break/></text:p>
      <text:p text:style-name="P2"/>
      <text:p text:style-name="P2"/>
      <text:p text:style-name="P2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2"/>
      <text:p text:style-name="P2"/>
      <text:p text:style-name="P4"><text:soft-page-break/>ЧТО ДОЛЖНА ДЕЛАТЬ ПРОГРАММА, ФУНКЦИОНА<text:span text:style-name="T31">Л</text:span></text:p>
      <text:list xml:id="list2973507037" text:style-name="L7">
        <text:list-item>
          <text:p text:style-name="P24">Перед началом работы необходимо авторизоваться;</text:p>
          <text:list>
            <text:list-item>
              <text:p text:style-name="P24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24">Функционал зависящий от роли пользователя;</text:p>
          <text:list>
            <text:list-item>
              <text:p text:style-name="P25">Пользователь (заказчик);</text:p>
              <text:list>
                <text:list-item>
                  <text:p text:style-name="P26">Просмотр списка продуктов.</text:p>
                  <text:list>
                    <text:list-item>
                      <text:p text:style-name="P25">Фильтрация</text:p>
                    </text:list-item>
                    <text:list-item>
                      <text:p text:style-name="P25">Сортировка</text:p>
                    </text:list-item>
                    <text:list-item>
                      <text:p text:style-name="P25">Поиск</text:p>
                    </text:list-item>
                    <text:list-item>
                      <text:p text:style-name="P25">Заказ</text:p>
                    </text:list-item>
                    <text:list-item>
                      <text:p text:style-name="P53">Добавление в избранное</text:p>
                    </text:list-item>
                  </text:list>
                </text:list-item>
                <text:list-item>
                  <text:p text:style-name="P25">Просмотр списка услуг</text:p>
                  <text:list>
                    <text:list-item>
                      <text:p text:style-name="P25">Фильтрация</text:p>
                    </text:list-item>
                    <text:list-item>
                      <text:p text:style-name="P25">Сортировка</text:p>
                    </text:list-item>
                    <text:list-item>
                      <text:p text:style-name="P25">Поиска</text:p>
                    </text:list-item>
                    <text:list-item>
                      <text:p text:style-name="P25">Заказ</text:p>
                    </text:list-item>
                  </text:list>
                </text:list-item>
                <text:list-item>
                  <text:p text:style-name="P53">Просмотр избранного</text:p>
                </text:list-item>
                <text:list-item>
                  <text:p text:style-name="P30">Редактирование информации о себе</text:p>
                </text:list-item>
                <text:list-item>
                  <text:p text:style-name="P30">Просмотр истории заказов (статуса выполнения)</text:p>
                  <text:list>
                    <text:list-item>
                      <text:p text:style-name="P31">Фильтрация</text:p>
                    </text:list-item>
                    <text:list-item>
                      <text:p text:style-name="P31">Сортировка</text:p>
                    </text:list-item>
                    <text:list-item>
                      <text:p text:style-name="P31">Поиск</text:p>
                    </text:list-item>
                    <text:list-item>
                      <text:p text:style-name="P54">Отмена заказа</text:p>
                    </text:list-item>
                  </text:list>
                </text:list-item>
                <text:list-item>
                  <text:p text:style-name="P30">Просмотр истории предоставления услуг (статус<text:span text:style-name="T24">а</text:span> выполнения)</text:p>
                  <text:list>
                    <text:list-item>
                      <text:p text:style-name="P31">Фильтрация</text:p>
                    </text:list-item>
                    <text:list-item>
                      <text:p text:style-name="P31">Сортировка</text:p>
                    </text:list-item>
                    <text:list-item>
                      <text:p text:style-name="P31">Поиск</text:p>
                    </text:list-item>
                    <text:list-item>
                      <text:p text:style-name="P54">Отмена заказа</text:p>
                    </text:list-item>
                  </text:list>
                </text:list-item>
              </text:list>
            </text:list-item>
            <text:list-item>
              <text:p text:style-name="P32"><text:soft-page-break/>Работник (редактор)</text:p>
              <text:list>
                <text:list-item>
                  <text:p text:style-name="P32">Все функции пользователя</text:p>
                </text:list-item>
                <text:list-item>
                  <text:p text:style-name="P32">Просмотр истории заказов продуктов <text:span text:style-name="T30">и услуг </text:span>всех пользователей</text:p>
                  <text:list>
                    <text:list-item>
                      <text:p text:style-name="P32">Редактирование данных о заказах <text:span text:style-name="T27">продукта</text:span></text:p>
                    </text:list-item>
                    <text:list-item>
                      <text:p text:style-name="P32">Возможность менять статус выполнения заказа</text:p>
                    </text:list-item>
                    <text:list-item>
                      <text:p text:style-name="P33">Возможность удаления (отмены<text:span text:style-name="T28">)</text:span> заказа</text:p>
                    </text:list-item>
                    <text:list-item>
                      <text:p text:style-name="P57">Создание отчётов?</text:p>
                    </text:list-item>
                  </text:list>
                </text:list-item>
                <text:list-item>
                  <text:p text:style-name="P71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55">Работник (кладовщик)</text:p>
              <text:list>
                <text:list-item>
                  <text:p text:style-name="P55">Все функции пользователя</text:p>
                </text:list-item>
                <text:list-item>
                  <text:p text:style-name="P55">Просмотр информации о реализации товаров</text:p>
                  <text:list>
                    <text:list-item>
                      <text:p text:style-name="P55">Редактирование данных</text:p>
                    </text:list-item>
                    <text:list-item>
                      <text:p text:style-name="P55">Удаление данных</text:p>
                    </text:list-item>
                    <text:list-item>
                      <text:p text:style-name="P57">Создание отчётов?</text:p>
                    </text:list-item>
                  </text:list>
                </text:list-item>
              </text:list>
            </text:list-item>
            <text:list-item>
              <text:p text:style-name="P56">Администратор</text:p>
              <text:list>
                <text:list-item>
                  <text:p text:style-name="P56">Полный функционал</text:p>
                </text:list-item>
              </text:list>
            </text:list-item>
          </text:list>
        </text:list-item>
      </text:list>
      <text:list xml:id="list272931796" text:style-name="L8">
        <text:list-header>
          <text:p text:style-name="P27"/>
          <text:p text:style-name="P28">СУЩНОСТИ</text:p>
        </text:list-header>
      </text:list>
      <text:list xml:id="list3485047485" text:style-name="L9">
        <text:list-item>
          <text:p text:style-name="P34">Роли</text:p>
          <text:list>
            <text:list-item>
              <text:p text:style-name="P34">Идентификатор</text:p>
            </text:list-item>
            <text:list-item>
              <text:p text:style-name="P34">Название</text:p>
              <text:list>
                <text:list-item>
                  <text:p text:style-name="P35">Пользователь <text:span text:style-name="T25">(заказчик)</text:span></text:p>
                </text:list-item>
                <text:list-item>
                  <text:p text:style-name="P35">Администратор <text:span text:style-name="T26">(доступны все функции)</text:span></text:p>
                </text:list-item>
                <text:list-item>
                  <text:p text:style-name="P35">Работник</text:p>
                  <text:list>
                    <text:list-item>
                      <text:p text:style-name="P36">Кладовщик</text:p>
                    </text:list-item>
                    <text:list-item>
                      <text:p text:style-name="P36">Редактор? <text:span text:style-name="T13">(</text:span><text:span text:style-name="T23">что с названием?</text:span><text:span text:style-name="T13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span text:style-name="T13">С</text:span><text:span text:style-name="T12">татус</text:span></text:p>
          <text:list>
            <text:list-item>
              <text:p text:style-name="P51">Идентификатор</text:p>
            </text:list-item>
            <text:list-item>
              <text:p text:style-name="P51">Название</text:p>
              <text:list>
                <text:list-item>
                  <text:p text:style-name="P44">Ожидает начала выполнения</text:p>
                </text:list-item>
                <text:list-item>
                  <text:p text:style-name="P44">В процессе</text:p>
                </text:list-item>
                <text:list-item>
                  <text:p text:style-name="P44">Выполнен</text:p>
                </text:list-item>
              </text:list>
            </text:list-item>
            <text:list-item>
              <text:p text:style-name="P51">Описание</text:p>
            </text:list-item>
          </text:list>
        </text:list-item>
        <text:list-item>
          <text:p text:style-name="P34">Пользователь</text:p>
          <text:list>
            <text:list-item>
              <text:p text:style-name="P37">Идентификатор</text:p>
            </text:list-item>
            <text:list-item>
              <text:p text:style-name="P29">Фамилия</text:p>
            </text:list-item>
            <text:list-item>
              <text:p text:style-name="P29">Имя</text:p>
            </text:list-item>
            <text:list-item>
              <text:p text:style-name="P29">Отчество</text:p>
            </text:list-item>
            <text:list-item>
              <text:p text:style-name="P29">Дата рождения</text:p>
            </text:list-item>
            <text:list-item>
              <text:p text:style-name="P29">Логин</text:p>
            </text:list-item>
            <text:list-item>
              <text:p text:style-name="P29">Пароль</text:p>
            </text:list-item>
            <text:list-item>
              <text:p text:style-name="P29">Роль</text:p>
            </text:list-item>
            <text:list-item>
              <text:p text:style-name="P29">Телефон</text:p>
            </text:list-item>
            <text:list-item>
              <text:p text:style-name="P58">E-Mail</text:p>
            </text:list-item>
            <text:list-item>
              <text:p text:style-name="P29">Дата регистрации</text:p>
            </text:list-item>
            <text:list-item>
              <text:p text:style-name="P38">Количество покупок товаров</text:p>
            </text:list-item>
            <text:list-item>
              <text:p text:style-name="P38">Количество оказанных услуг</text:p>
            </text:list-item>
          </text:list>
        </text:list-item>
        <text:list-item>
          <text:p text:style-name="P37"><text:soft-page-break/>Категория продукта</text:p>
          <text:list>
            <text:list-item>
              <text:p text:style-name="P37">Идентификатор</text:p>
            </text:list-item>
            <text:list-item>
              <text:p text:style-name="P37">Название</text:p>
              <text:list>
                <text:list-item>
                  <text:p text:style-name="P37">Бухгалтерия</text:p>
                </text:list-item>
                <text:list-item>
                  <text:p text:style-name="P37">Зарплата и управление</text:p>
                </text:list-item>
                <text:list-item>
                  <text:p text:style-name="P37">Торговля</text:p>
                </text:list-item>
                <text:list-item>
                  <text:p text:style-name="P37">Отраслевые решения</text:p>
                </text:list-item>
                <text:list-item>
                  <text:p text:style-name="P37">Лицензии</text:p>
                </text:list-item>
                <text:list-item>
                  <text:p text:style-name="P37">Управленческий учёт</text:p>
                </text:list-item>
                <text:list-item>
                  <text:p text:style-name="P37">Некоммерческие организации</text:p>
                </text:list-item>
              </text:list>
            </text:list-item>
            <text:list-item>
              <text:p text:style-name="P39">Дата появления?</text:p>
            </text:list-item>
          </text:list>
        </text:list-item>
        <text:list-item>
          <text:p text:style-name="P37">Продукт </text:p>
          <text:list>
            <text:list-item>
              <text:p text:style-name="P39">Идентификатор</text:p>
            </text:list-item>
            <text:list-item>
              <text:p text:style-name="P39">Идентификатор категории продукта</text:p>
            </text:list-item>
            <text:list-item>
              <text:p text:style-name="P39">Название</text:p>
            </text:list-item>
            <text:list-item>
              <text:p text:style-name="P50">Изображение</text:p>
            </text:list-item>
            <text:list-item>
              <text:p text:style-name="P39">Описание</text:p>
            </text:list-item>
            <text:list-item>
              <text:p text:style-name="P39">Стоимость</text:p>
            </text:list-item>
            <text:list-item>
              <text:p text:style-name="P39">Количество на складе?</text:p>
            </text:list-item>
            <text:list-item>
              <text:p text:style-name="P39">Скидка</text:p>
            </text:list-item>
            <text:list-item>
              <text:p text:style-name="P40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41">Услуга</text:p>
          <text:list>
            <text:list-item>
              <text:p text:style-name="P41">Идентификатор</text:p>
            </text:list-item>
            <text:list-item>
              <text:p text:style-name="P41">Название</text:p>
            </text:list-item>
            <text:list-item>
              <text:p text:style-name="P41">Описание</text:p>
            </text:list-item>
            <text:list-item>
              <text:p text:style-name="P41">Цена за час</text:p>
            </text:list-item>
            <text:list-item>
              <text:p text:style-name="P40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42">Заказы продуктов пользователя <text:span text:style-name="T21">(пользователь видит </text:span><text:span text:style-name="T22">только свои заказы, </text:span><text:soft-page-break/><text:span text:style-name="T22">редактор видит все заказы и </text:span><text:span text:style-name="T21">)</text:span></text:p>
          <text:list>
            <text:list-item>
              <text:p text:style-name="P42">Идентификатор</text:p>
            </text:list-item>
            <text:list-item>
              <text:p text:style-name="P42">Идентификатор продукта</text:p>
            </text:list-item>
            <text:list-item>
              <text:p text:style-name="P42">Кол-во продукта</text:p>
            </text:list-item>
            <text:list-item>
              <text:p text:style-name="P43">Дата заказа</text:p>
            </text:list-item>
            <text:list-item>
              <text:p text:style-name="P43"><text:span text:style-name="T29">Идентификатор с</text:span>татус<text:span text:style-name="T29">а</text:span> выполнения</text:p>
            </text:list-item>
            <text:list-item>
              <text:p text:style-name="P45">Дата завершения (только когда статус = выполнен)</text:p>
            </text:list-item>
          </text:list>
        </text:list-item>
        <text:list-item>
          <text:p text:style-name="P46">Заказы услуг пользователя</text:p>
          <text:list>
            <text:list-item>
              <text:p text:style-name="P46">Идентификатор</text:p>
            </text:list-item>
            <text:list-item>
              <text:p text:style-name="P46">Идентификатор услуги</text:p>
            </text:list-item>
            <text:list-item>
              <text:p text:style-name="P46">Дата заказа</text:p>
            </text:list-item>
            <text:list-item>
              <text:p text:style-name="P44"><text:span text:style-name="T29">Идентификатор с</text:span>татус<text:span text:style-name="T29">а</text:span> выполнения</text:p>
            </text:list-item>
            <text:list-item>
              <text:p text:style-name="P46">Дата завершения (только когда статус = выполнен)</text:p>
            </text:list-item>
          </text:list>
        </text:list-item>
        <text:list-item>
          <text:p text:style-name="P52">Избранные продукты пользователя</text:p>
          <text:list>
            <text:list-item>
              <text:p text:style-name="P52">Идентификатор</text:p>
            </text:list-item>
            <text:list-item>
              <text:p text:style-name="P52">Идентификатор продукта</text:p>
            </text:list-item>
            <text:list-item>
              <text:p text:style-name="P52">Идентификатор пользователя</text:p>
            </text:list-item>
            <text:list-item>
              <text:p text:style-name="P52">Дата добавления в избранное</text:p>
            </text:list-item>
          </text:list>
        </text:list-item>
        <text:list-item>
          <text:p text:style-name="P46"><text:span text:style-name="T17">Реализованные </text:span><text:span text:style-name="T18">продукты (продукт заносится сюда после того как статус выполнения заказа был установлен на ВЫПОЛНЕНО, </text:span><text:span text:style-name="T19">доступно роли кладовщика</text:span><text:span text:style-name="T18">)</text:span></text:p>
          <text:list>
            <text:list-item>
              <text:p text:style-name="P72">Идентификатор</text:p>
            </text:list-item>
            <text:list-item>
              <text:p text:style-name="P72">Идентификатор продукты</text:p>
            </text:list-item>
            <text:list-item>
              <text:p text:style-name="P47"><text:span text:style-name="T18">И</text:span><text:span text:style-name="T17">дентификатор пользователя</text:span></text:p>
            </text:list-item>
            <text:list-item>
              <text:p text:style-name="P72">Дата реализации (та же что и в таблице «Заказы продуктов пользователя»)</text:p>
            </text:list-item>
            <text:list-item>
              <text:p text:style-name="P72">Кол-во реализованных продуктов</text:p>
            </text:list-item>
          </text:list>
        </text:list-item>
        <text:list-item>
          <text:p text:style-name="P48"><text:span text:style-name="T17">Реализованные услуги (услуга заносится сюда после того как статус выполнения заказа был установлен на ВЫПОЛНЕНО, </text:span><text:span text:style-name="T20">доступно роли кладовщика?</text:span><text:span text:style-name="T17">)</text:span></text:p>
          <text:list>
            <text:list-item>
              <text:p text:style-name="P72"><text:soft-page-break/>Идентификатор</text:p>
            </text:list-item>
            <text:list-item>
              <text:p text:style-name="P72">Идентификатор услуги</text:p>
            </text:list-item>
            <text:list-item>
              <text:p text:style-name="P49"><text:span text:style-name="T17">Дата реализации </text:span><text:span text:style-name="T18">(та же что и в таблице «Заказы </text:span><text:span text:style-name="T17">услуги</text:span><text:span text:style-name="T18"> пользователя»)</text:span></text:p>
            </text:list-item>
            <text:list-item>
              <text:p text:style-name="P47"><text:span text:style-name="T18">И</text:span><text:span text:style-name="T17">дентификатор пользователя</text:span></text:p>
            </text:list-item>
          </text:list>
        </text:list-item>
      </text:list>
      <text:list xml:id="list123322625048650" text:continue-list="list272931796" text:style-name="L8">
        <text:list-item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7T11:48:32.727283882</dc:date>
    <meta:editing-duration>PT3H55M27S</meta:editing-duration>
    <meta:editing-cycles>46</meta:editing-cycles>
    <meta:generator>LibreOffice/7.3.7.2$Linux_X86_64 LibreOffice_project/30$Build-2</meta:generator>
    <meta:document-statistic meta:table-count="2" meta:image-count="0" meta:object-count="0" meta:page-count="11" meta:paragraph-count="207" meta:word-count="1043" meta:character-count="8111" meta:non-whitespace-character-count="7421"/>
  </office:meta>
</office:document-meta>
</file>